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ymbol" svg:font-family="Symbol" style:font-charset="x-symbol"/>
    <style:font-face style:name="Wingdings" svg:font-family="Wingdings" style:font-charset="x-symbol"/>
    <style:font-face style:name="Wingdings 2" svg:font-family="'Wingdings 2'" style:font-charset="x-symbol"/>
    <style:font-face style:name="OpenSymbol" svg:font-family="OpenSymbol, 'Arial Unicode MS'"/>
    <style:font-face style:name="StarSymbol" svg:font-family="StarSymbol, 'Arial Unicode MS'"/>
    <style:font-face style:name="Bitstream Vera Sans1" svg:font-family="'Bitstream Vera Sans'"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2"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style:font-name="Arial" fo:font-size="12pt" fo:font-weight="bold" style:font-size-asian="12pt" style:font-weight-asian="bold" style:font-name-complex="Arial" style:font-size-complex="12pt" style:font-weight-complex="bold"/>
    </style:style>
    <style:style style:name="P4" style:family="paragraph" style:parent-style-name="Standard">
      <style:paragraph-properties fo:text-align="justify" style:justify-single-word="false"/>
    </style:style>
    <style:style style:name="P5" style:family="paragraph" style:parent-style-name="Standard" style:list-style-name="WW8Num2">
      <style:paragraph-properties fo:text-align="justify" style:justify-single-word="false"/>
    </style:style>
    <style:style style:name="P6" style:family="paragraph" style:parent-style-name="Standard">
      <style:paragraph-properties fo:text-align="justify" style:justify-single-word="false"/>
      <style:text-properties fo:font-weight="bold" style:font-weight-asian="bold" style:font-weight-complex="bold"/>
    </style:style>
    <style:style style:name="P7" style:family="paragraph" style:parent-style-name="Standard">
      <style:paragraph-properties fo:text-align="justify" style:justify-single-word="false"/>
      <style:text-properties fo:font-weight="normal" style:font-weight-asian="normal" style:font-weight-complex="normal"/>
    </style:style>
    <style:style style:name="P8" style:family="paragraph" style:parent-style-name="Standard" style:list-style-name="WW8Num1">
      <style:paragraph-properties fo:text-align="justify" style:justify-single-word="false"/>
      <style:text-properties fo:font-weight="normal" style:font-weight-asian="normal" style:font-weight-complex="normal"/>
    </style:style>
    <style:style style:name="P9" style:family="paragraph" style:parent-style-name="Standard" style:list-style-name="WW8Num3">
      <style:paragraph-properties fo:text-align="justify" style:justify-single-word="false"/>
      <style:text-properties fo:font-weight="normal" style:font-weight-asian="normal" style:font-weight-complex="normal"/>
    </style:style>
    <style:style style:name="P10" style:family="paragraph" style:parent-style-name="Standard">
      <style:paragraph-properties fo:margin-left="1.27cm" fo:margin-right="0cm" fo:text-align="justify" style:justify-single-word="false" fo:text-indent="-0.635cm" style:auto-text-indent="false">
        <style:tab-stops>
          <style:tab-stop style:position="1.27cm"/>
        </style:tab-stops>
      </style:paragraph-properties>
    </style:style>
    <style:style style:name="P11" style:family="paragraph" style:parent-style-name="Standard" style:master-page-name="Standard">
      <style:paragraph-properties fo:text-align="center" style:justify-single-word="false" style:page-number="auto"/>
      <style:text-properties style:font-name="Arial" fo:font-size="12pt" fo:font-weight="bold" style:font-size-asian="12pt" style:font-weight-asian="bold" style:font-name-complex="Arial" style:font-size-complex="12pt" style:font-weight-complex="bold"/>
    </style:style>
    <style:style style:name="T1" style:family="text">
      <style:text-properties fo:font-size="12pt" fo:font-weight="normal" style:font-size-asian="12pt" style:font-weight-asian="normal" style:font-size-complex="12pt" style:font-weight-complex="normal"/>
    </style:style>
    <style:style style:name="T2" style:family="text">
      <style:text-properties style:font-name="Arial" fo:font-size="12pt" fo:font-weight="normal" style:font-size-asian="12pt" style:font-weight-asian="normal" style:font-name-complex="Arial" style:font-size-complex="12pt" style:font-weight-complex="normal"/>
    </style:style>
    <style:style style:name="T3" style:family="text">
      <style:text-properties fo:color="#000000" fo:font-size="12pt" style:text-underline-style="none" fo:font-weight="normal" style:font-size-asian="12pt" style:font-weight-asian="normal" style:font-size-complex="12pt"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CAPITULO I</text:p>
      <text:p text:style-name="P1"/>
      <text:p text:style-name="P3">Planteamiento del Problema</text:p>
      <text:p text:style-name="P2"/>
      <text:p text:style-name="P4"><text:span text:style-name="T2"><text:tab/>Uno de los problemas más graves con los que se enfrentan los padres en todo el mundo, es el fracaso escolar de sus hijos. Este problema no sólo puede influir en la felicidad del hijo, en su propia autoestima y en su futuro, sino que puede alterar también la armonía familiar. Los padres pueden intervenir de una forma positiva en el éxito escolar, igualando o incluso superando la influencia de las capacidades intelectuales del hijo. La diferencia más importante entre los llamados “buenos” o “malos” alumnos se encuentra en la ayuda y en la motivación que reciben en casa por parte de sus padres, puesto que ellos son los intermediarios más cercanos, entre sus hijos y el saber (los conocimientos), para la consecución de mejores resultados.</text:span></text:p>
      <text:p text:style-name="P2"/>
      <text:p text:style-name="P2"><text:tab/>Los padres deben hacerles ver a sus hijos la relación existente entre el fracaso escolar y los efectos negativos que esto puede tener para su vida futura. El estudio debe ser para el joven una fuente de placer y satisfacción. Este objetivo no es fácil de conseguir debido a diversos factores como pueden ser el propio joven y sus características personales diferenciadoras, las situaciones externas a él que le pueden afectar a sus capacidades y a su motivación (TV, videojuegos, internet, teléfonos celulares, amistades,…), una familia poco motivadora y una enseñanza muy académica. Estas y otras razones pueden convertir el estudio en un problema para el hijo, más que en un placer.</text:p>
      <text:p text:style-name="P2"/>
      <text:p text:style-name="P4"><text:span text:style-name="T1"><text:tab/>Una de las primeras virtudes que los padres en Venezuela, han de conseguir de sus hijos es la lealtad, nobleza, sinceridad, que sientan amor a la verdad. Hay que premiar las confesiones espontáneas de lo que hicieron mal, siendo indulgentes en el castigo de aquello que ha sido directamente confesado, porque ese solo hecho entraña respeto a la verdad y confianza en los poderes. Por el contrario, debe perseguirse al acusica, al niño, la niña o el adolescente soplón, porque la acusación, la delación, entrañan envidia. Pero para lograr que los niños, las niñas o los adolescentes sientan amor a la verdad hay que ser veraces con ellos. Los padres deben cuidar esas mentiras convencionales tan admitidas en la sociedad hoy; decir que no está en casa ante una llamada telefónica preguntando por el padre y otras pequeñas falsedades parecidas desorientan al niño, la niña o el adolescente.</text:span></text:p>
      <text:p text:style-name="P2"/>
      <text:p text:style-name="P2"><text:soft-page-break/><text:tab/>Para conseguir la educación de los hijos hay que dedicarles tiempo, tener paciencia con ellos. Hay que huir de los dos extremos: el de los padres intervencionistas que quieren hacerlo todo y el de los abstencionistas totales que, como mandan al niño, la niña o el adolescente a la Escuela, creen que ellos pueden lavarse las manos. Hay que colaborar con la Escuela. Los padres tienen también un papel en la formación intelectual, colaborando con los profesores. Deben interesarse por saber como van los estudios de sus hijos, dialogar con los profesores para conocer no sólo las notas, sino también sus impresiones sobre las tendencias del niño, la niña o el adolescente, sobre la personalidad que demuestra, sobre alguna inclinación viciosa, que debe ser corregida a tiempo.</text:p>
      <text:p text:style-name="P2"/>
      <text:p text:style-name="P4"><text:span text:style-name="T1"><text:tab/>De lo antes expuesto surge la necesidad de desarrollar un sistema de software definiendo “software al equipamiento lógico o soporte lógico de una</text:span><text:span text:style-name="T3"> computadora </text:span><text:span text:style-name="T1">digital; comprende el conjunto de los componentes lógicos necesarios que hacen posible la realización de tareas específicas, en contraposición a los componentes físicos del sistema, llamados hardware” [en línea] (Wikipedia, 26 de Septiembre 2001); para la consulta de calificaciones, asistencia e inasistencia de los estudiantes. Ésta herramienta </text:span>diseñada podrá ser consultada a través de una página Web también conocida como “una página de Internet, es un documento electrónico adaptado para la Web, pero normalmente forma parte de un sitio Web. Su principal característica son los hipervínculos de una página, siendo esto el fundamento de la Web” <text:s/>(SpeedeGonzales, Wikipedia, 14 de Octubre 2003). </text:p>
      <text:p text:style-name="P4"><text:tab/></text:p>
      <text:p text:style-name="P4"><text:tab/>Así como las personas, en la actualidad, consultan sus estados de cuentas bancarias, realizan compras, reservan vuelos o boletos de autobús, consultan información en instituciones gubernamentales a través de Internet, <text:s/>los docentes del Liceo Bolivariano “Dr. Vicente Dávila” en la ciudad de San Cristóbal Estado Táchira, pueden de igual manera acercar la institución educativa a los estudiantes, padres y representantes al hogar, a través de un sistema de software para consulta de calificaciones y asistencias, basado en software libre que “es la denominación del software que respeta la libertad de los usuarios sobre su producto adquirido y, por tanto, una vez obtenido puede ser usado, copiado, estudiado, cambiado y redistribuido libremente” [en línea] (Leonardo, Wikipedia, 26 de Septiembre 2001), y que reúne como principal característica el acceso a través de Internet, fácil de manejar, fácil de mantener y le permite mantenerse al tanto del desempeño de sus hijos en su crecimiento educativo.</text:p>
      <text:p text:style-name="P4"/>
      <text:p text:style-name="P6"><text:soft-page-break/>Objetivo General</text:p>
      <text:p text:style-name="P4"/>
      <text:list text:style-name="WW8Num2">
        <text:list-item>
          <text:p text:style-name="P5">Desarrollar un sistema de software en ambiente web bajo tecnologías libres para la consulta de calificaciones y asistencias de los estudiantes del Liceo Bolivariano “Dr. Vicente Dávila” de la ciudad de San Cristóbal Estado Táchira.</text:p>
        </text:list-item>
      </text:list>
      <text:p text:style-name="P10"/>
      <text:p text:style-name="P10"/>
      <text:p text:style-name="P6">Objetivos Específicos</text:p>
      <text:p text:style-name="P6"/>
      <text:list text:style-name="WW8Num1">
        <text:list-item>
          <text:p text:style-name="P8">Facilitar a los padres y representantes del Liceo Bolivariano “Dr. Vicente Dávila”, la consulta de notas de sus representados durante cada uno de los lapsos escolares.</text:p>
        </text:list-item>
        <text:list-item>
          <text:p text:style-name="P8">Permitir a los padres y representantes del Liceo Bolivariano “Dr. Vicente Dávila”, la información de asistencias e inasistencias de sus representados a clases dentro de ésta casa de estudios.</text:p>
        </text:list-item>
        <text:list-item>
          <text:p text:style-name="P8">Realizar pruebas en el sistema de consultas de notas, asistencias e inasistencias, con el fin de corregir y verificar la seguridad y eficacia del mismo para su posterior implantación.</text:p>
        </text:list-item>
      </text:lis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text:soft-page-break/>Distribución de las Actividades</text:p>
      <text:p text:style-name="P7"/>
      <text:list text:style-name="WW8Num3">
        <text:list-item>
          <text:p text:style-name="P9">Josefa García: base de datos</text:p>
        </text:list-item>
        <text:list-item>
          <text:p text:style-name="P9">David Mora: programación</text:p>
        </text:list-item>
        <text:list-item>
          <text:p text:style-name="P9">Lilibeth Ramírez: documentación técnica</text:p>
        </text:list-item>
        <text:list-item>
          <text:p text:style-name="P9">Anderson Ruíz: diseño gráfico</text:p>
        </text:list-item>
        <text:list-item>
          <text:p text:style-name="P9">Merly Cacicedo: beta tester</text:p>
        </text:list-item>
      </text:list>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ymbol" svg:font-family="Symbol" style:font-charset="x-symbol"/>
    <style:font-face style:name="Wingdings" svg:font-family="Wingdings" style:font-charset="x-symbol"/>
    <style:font-face style:name="Wingdings 2" svg:font-family="'Wingdings 2'" style:font-charset="x-symbol"/>
    <style:font-face style:name="OpenSymbol" svg:font-family="OpenSymbol, 'Arial Unicode MS'"/>
    <style:font-face style:name="StarSymbol" svg:font-family="StarSymbol, 'Arial Unicode MS'"/>
    <style:font-face style:name="Bitstream Vera Sans1" svg:font-family="'Bitstream Vera Sans'"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VE"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Arial" fo:font-size="12pt" fo:language="es" fo:country="VE" style:letter-kerning="true" style:font-name-asian="Bitstream Vera Sans1" style:font-size-asian="12pt" style:language-asian="zxx" style:country-asian="none" style:font-name-complex="Bitstream Vera Sans1"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1" style:font-size-asian="14pt" style:font-name-complex="Bitstream Vera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WW8Num1z0" style:family="text">
      <style:text-properties style:font-name="Wingdings" fo:font-size="9pt" style:font-size-asian="9pt" style:font-name-complex="StarSymbol" style:font-size-complex="9pt"/>
    </style:style>
    <style:style style:name="WW8Num1z1" style:family="text">
      <style:text-properties style:font-name="Wingdings 2" fo:font-size="9pt" style:font-size-asian="9pt" style:font-name-complex="StarSymbol" style:font-size-complex="9pt"/>
    </style:style>
    <style:style style:name="WW8Num2z0" style:family="text">
      <style:text-properties style:font-name="Symbol" fo:font-size="9pt" style:font-size-asian="9pt" style:font-name-complex="StarSymbol" style:font-size-complex="9pt"/>
    </style:style>
    <style:style style:name="WW8Num2z1" style:family="text">
      <style:text-properties style:font-name="OpenSymbol" fo:font-size="9pt" style:font-size-asian="9pt" style:font-name-complex="StarSymbol" style:font-size-complex="9pt"/>
    </style:style>
    <style:style style:name="WW8Num3z0" style:family="text">
      <style:text-properties style:font-name="Symbol" fo:font-size="9pt" style:font-size-asian="9pt" style:font-name-complex="StarSymbol" style:font-size-complex="9pt"/>
    </style:style>
    <style:style style:name="WW8Num3z1" style:family="text">
      <style:text-properties style:font-name="OpenSymbol" fo:font-size="9pt" style:font-size-asian="9pt" style:font-name-complex="StarSymbol" style:font-size-complex="9pt"/>
    </style:style>
    <style:style style:name="Absatz-Standardschriftart" style:family="text"/>
    <style:style style:name="WW8Num1z2" style:family="text">
      <style:text-properties style:font-name="StarSymbol" fo:font-size="9pt" style:font-size-asian="9pt" style:font-name-complex="StarSymbol" style:font-size-complex="9pt"/>
    </style:style>
    <style:style style:name="WW-Absatz-Standardschriftart"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list-level-style-bullet text:level="1" text:style-name="WW8Num1z0" style:num-suffix="." text:bullet-char="">
        <style:text-properties style:font-name="Symbol"/>
      </text:list-level-style-bullet>
      <text:list-level-style-bullet text:level="2" text:style-name="WW8Num1z1" style:num-suffix="." text:bullet-char="◦">
        <style:text-properties style:font-name="OpenSymbol"/>
      </text:list-level-style-bullet>
      <text:list-level-style-bullet text:level="3" text:style-name="WW8Num1z1" style:num-suffix="." text:bullet-char="▪">
        <style:text-properties style:font-name="OpenSymbol"/>
      </text:list-level-style-bullet>
      <text:list-level-style-bullet text:level="4" text:style-name="WW8Num1z0" style:num-suffix="." text:bullet-char="">
        <style:text-properties style:font-name="Symbol"/>
      </text:list-level-style-bullet>
      <text:list-level-style-bullet text:level="5" text:style-name="WW8Num1z1" style:num-suffix="." text:bullet-char="◦">
        <style:text-properties style:font-name="OpenSymbol"/>
      </text:list-level-style-bullet>
      <text:list-level-style-bullet text:level="6" text:style-name="WW8Num1z1" style:num-suffix="." text:bullet-char="▪">
        <style:text-properties style:font-name="OpenSymbol"/>
      </text:list-level-style-bullet>
      <text:list-level-style-bullet text:level="7" text:style-name="WW8Num1z0" style:num-suffix="." text:bullet-char="">
        <style:text-properties style:font-name="Symbol"/>
      </text:list-level-style-bullet>
      <text:list-level-style-bullet text:level="8" text:style-name="WW8Num1z1" style:num-suffix="." text:bullet-char="◦">
        <style:text-properties style:font-name="OpenSymbol"/>
      </text:list-level-style-bullet>
      <text:list-level-style-bullet text:level="9" text:style-name="WW8Num1z1" style:num-suffix="." text:bullet-char="▪">
        <style:text-properties style:font-name="OpenSymbol"/>
      </text:list-level-style-bulle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text-properties style:font-name="Symbol"/>
      </text:list-level-style-bullet>
      <text:list-level-style-bullet text:level="2" text:style-name="WW8Num2z1" style:num-suffix="." text:bullet-char="◦">
        <style:text-properties style:font-name="OpenSymbol"/>
      </text:list-level-style-bullet>
      <text:list-level-style-bullet text:level="3" text:style-name="WW8Num2z1" style:num-suffix="." text:bullet-char="▪">
        <style:text-properties style:font-name="OpenSymbol"/>
      </text:list-level-style-bullet>
      <text:list-level-style-bullet text:level="4" text:style-name="WW8Num2z0" style:num-suffix="." text:bullet-char="">
        <style:text-properties style:font-name="Symbol"/>
      </text:list-level-style-bullet>
      <text:list-level-style-bullet text:level="5" text:style-name="WW8Num2z1" style:num-suffix="." text:bullet-char="◦">
        <style:text-properties style:font-name="OpenSymbol"/>
      </text:list-level-style-bullet>
      <text:list-level-style-bullet text:level="6" text:style-name="WW8Num2z1" style:num-suffix="." text:bullet-char="▪">
        <style:text-properties style:font-name="OpenSymbol"/>
      </text:list-level-style-bullet>
      <text:list-level-style-bullet text:level="7" text:style-name="WW8Num2z0" style:num-suffix="." text:bullet-char="">
        <style:text-properties style:font-name="Symbol"/>
      </text:list-level-style-bullet>
      <text:list-level-style-bullet text:level="8" text:style-name="WW8Num2z1" style:num-suffix="." text:bullet-char="◦">
        <style:text-properties style:font-name="OpenSymbol"/>
      </text:list-level-style-bullet>
      <text:list-level-style-bullet text:level="9" text:style-name="WW8Num2z1" style:num-suffix="." text:bullet-char="▪">
        <style:text-properties style:font-name="Open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text-properties style:font-name="Symbol"/>
      </text:list-level-style-bullet>
      <text:list-level-style-bullet text:level="2" text:style-name="WW8Num3z1" style:num-suffix="." text:bullet-char="◦">
        <style:text-properties style:font-name="OpenSymbol"/>
      </text:list-level-style-bullet>
      <text:list-level-style-bullet text:level="3" text:style-name="WW8Num3z1" style:num-suffix="." text:bullet-char="▪">
        <style:text-properties style:font-name="OpenSymbol"/>
      </text:list-level-style-bullet>
      <text:list-level-style-bullet text:level="4" text:style-name="WW8Num3z0" style:num-suffix="." text:bullet-char="">
        <style:text-properties style:font-name="Symbol"/>
      </text:list-level-style-bullet>
      <text:list-level-style-bullet text:level="5" text:style-name="WW8Num3z1" style:num-suffix="." text:bullet-char="◦">
        <style:text-properties style:font-name="OpenSymbol"/>
      </text:list-level-style-bullet>
      <text:list-level-style-bullet text:level="6" text:style-name="WW8Num3z1" style:num-suffix="." text:bullet-char="▪">
        <style:text-properties style:font-name="OpenSymbol"/>
      </text:list-level-style-bullet>
      <text:list-level-style-bullet text:level="7" text:style-name="WW8Num3z0" style:num-suffix="." text:bullet-char="">
        <style:text-properties style:font-name="Symbol"/>
      </text:list-level-style-bullet>
      <text:list-level-style-bullet text:level="8" text:style-name="WW8Num3z1" style:num-suffix="." text:bullet-char="◦">
        <style:text-properties style:font-name="OpenSymbol"/>
      </text:list-level-style-bullet>
      <text:list-level-style-bullet text:level="9" text:style-name="WW8Num3z1" style:num-suffix="." text:bullet-char="▪">
        <style:text-properties style:font-name="OpenSymbol"/>
      </text:list-level-style-bullet>
      <text:list-level-style-number text:level="10" style:num-suffix="." style:num-format="1">
        <style:list-level-properties text:space-before="6.35cm" text:min-label-width="0.635cm"/>
      </text:list-level-style-number>
    </text:list-style>
    <text:list-style style:name="WW8Num4">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pm1">
      <style:page-layout-properties fo:page-width="21.59cm" fo:page-height="27.94cm" style:num-format="1" style:print-orientation="portrait" fo:margin-top="5.001cm" fo:margin-bottom="3cm" fo:margin-left="4.001cm" fo:margin-right="3cm" style:writing-mode="lr-tb" style:layout-grid-color="#c0c0c0" style:layout-grid-lines="31"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administracion</meta:initial-creator>
    <meta:creation-date>2010-11-23T22:25:17</meta:creation-date>
    <dc:creator>administracion</dc:creator>
    <dc:date>2010-11-23T23:54:04</dc:date>
    <meta:editing-cycles>2</meta:editing-cycles>
    <meta:editing-duration>PT1H13M27S</meta:editing-duration>
    <meta:user-defined meta:name="Información 1"/>
    <meta:user-defined meta:name="Información 2"/>
    <meta:user-defined meta:name="Información 3"/>
    <meta:user-defined meta:name="Información 4"/>
    <meta:document-statistic meta:table-count="0" meta:image-count="0" meta:object-count="0" meta:page-count="4" meta:paragraph-count="21" meta:word-count="943" meta:character-count="5979"/>
  </office:meta>
</office:document-meta>
</file>